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201in" fo:margin-left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6.9347in"/>
    </style:style>
    <style:style style:name="Table1.A1" style:family="table-cell">
      <style:table-cell-properties fo:background-color="#cccccc">
        <style:background-image/>
      </style:table-cell-properties>
    </style:style>
    <style:style style:name="Table1.11" style:family="table-row">
      <style:table-row-properties style:min-row-height="0.2104in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2.5292in" style:rel-column-width="16383*"/>
    </style:style>
    <style:style style:name="Table2.D" style:family="table-column">
      <style:table-column-properties style:column-width="2.5299in" style:rel-column-width="16386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950c" officeooo:paragraph-rsid="00693381"/>
    </style:style>
    <style:style style:name="P2" style:family="paragraph" style:parent-style-name="Standard">
      <style:text-properties officeooo:rsid="0018950c" officeooo:paragraph-rsid="0018950c"/>
    </style:style>
    <style:style style:name="P3" style:family="paragraph" style:parent-style-name="Standard">
      <style:text-properties officeooo:rsid="0018950c" officeooo:paragraph-rsid="006b5744"/>
    </style:style>
    <style:style style:name="P4" style:family="paragraph" style:parent-style-name="Standard">
      <style:text-properties officeooo:rsid="0018950c" officeooo:paragraph-rsid="006d4f5e"/>
    </style:style>
    <style:style style:name="P5" style:family="paragraph" style:parent-style-name="Standard">
      <style:text-properties officeooo:rsid="001bd89c" officeooo:paragraph-rsid="001bd89c"/>
    </style:style>
    <style:style style:name="P6" style:family="paragraph" style:parent-style-name="Standard">
      <style:text-properties fo:language="en" fo:country="US" officeooo:rsid="0018950c" officeooo:paragraph-rsid="006d4f5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able_20_Contents">
      <style:text-properties officeooo:rsid="00197868" officeooo:paragraph-rsid="00197868"/>
    </style:style>
    <style:style style:name="P9" style:family="paragraph" style:parent-style-name="Standard">
      <style:text-properties fo:language="en" fo:country="US" officeooo:rsid="006d4f5e" officeooo:paragraph-rsid="006d4f5e"/>
    </style:style>
    <style:style style:name="P10" style:family="paragraph" style:parent-style-name="Standard">
      <style:text-properties fo:language="en" fo:country="US" officeooo:rsid="00197868" officeooo:paragraph-rsid="006d4f5e"/>
    </style:style>
    <style:style style:name="P11" style:family="paragraph" style:parent-style-name="Standard">
      <style:text-properties fo:language="en" fo:country="US" fo:font-weight="bold" officeooo:rsid="006fea2d" officeooo:paragraph-rsid="006fea2d" style:font-weight-asian="bold" style:font-weight-complex="bold"/>
    </style:style>
    <style:style style:name="P12" style:family="paragraph" style:parent-style-name="Text_20_body">
      <style:text-properties officeooo:paragraph-rsid="00748f73"/>
    </style:style>
    <style:style style:name="T1" style:family="text">
      <style:text-properties officeooo:rsid="006625c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693381"/>
    </style:style>
    <style:style style:name="T4" style:family="text">
      <style:text-properties fo:language="en" fo:country="US" officeooo:rsid="006b5744"/>
    </style:style>
    <style:style style:name="T5" style:family="text">
      <style:text-properties fo:language="en" fo:country="US" officeooo:rsid="006d4f5e"/>
    </style:style>
    <style:style style:name="T6" style:family="text">
      <style:text-properties fo:language="en" fo:country="US" officeooo:rsid="006625c3"/>
    </style:style>
    <style:style style:name="T7" style:family="text">
      <style:text-properties fo:language="en" fo:country="US" officeooo:rsid="00748f73"/>
    </style:style>
    <style:style style:name="T8" style:family="text">
      <style:text-properties officeooo:rsid="00734dab"/>
    </style:style>
    <style:style style:name="T9" style:family="text">
      <style:text-properties officeooo:rsid="0073c7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8"><text:text-input text:description="">${general_information_l}</text:text-input></text:span><text:text-input text:description=""/></text:p>
      <text:p text:style-name="P1"><text:span text:style-name="T3"><text:text-input text:description="">${move_type_l}</text:text-input></text:span><text:span text:style-name="T3">: </text:span><text:span text:style-name="T3"><text:text-input text:description="">${move_type}</text:text-input></text:span></text:p>
      <text:p text:style-name="P1"><text:span text:style-name="T3"><text:text-input text:description="">${contact_l}</text:text-input></text:span><text:span text:style-name="T3">: </text:span><text:span text:style-name="T3"><text:text-input text:description="">${contact}</text:text-input></text:span></text:p>
      <text:p text:style-name="P3"><text:span text:style-name="T4"><text:text-input text:description="">${your_email_l}</text:text-input></text:span><text:span text:style-name="T3">: </text:span><text:span text:style-name="T4"><text:text-input text:description="">${your_email}</text:text-input></text:span></text:p>
      <text:p text:style-name="P4"><text:span text:style-name="T2"><text:text-input text:description="">${phone_l}</text:text-input></text:span><text:span text:style-name="T3">: </text:span><text:span text:style-name="T2"><text:text-input text:description="">${phone}</text:text-input></text:span></text:p>
      <text:p text:style-name="P4"><text:span text:style-name="T2"><text:text-input text:description="">${mobile_l}</text:text-input></text:span><text:span text:style-name="T3">: </text:span><text:span text:style-name="T2"><text:text-input text:description="">${mobile}</text:text-input></text:span></text:p>
      <text:p text:style-name="P4"><text:span text:style-name="T2"><text:text-input text:description="">${address_1_l}</text:text-input></text:span><text:span text:style-name="T3">: </text:span><text:span text:style-name="T2"><text:text-input text:description="">${address_1}</text:text-input></text:span></text:p>
      <text:p text:style-name="P4"><text:span text:style-name="T2"><text:text-input text:description="">${address_2_l}</text:text-input></text:span><text:span text:style-name="T3">: </text:span><text:span text:style-name="T2"><text:text-input text:description="">${address_2}</text:text-input></text:span></text:p>
      <text:p text:style-name="P4"><text:span text:style-name="T2"><text:text-input text:description="">${city_l}</text:text-input></text:span><text:span text:style-name="T3">: </text:span><text:span text:style-name="T2"><text:text-input text:description="">${city}</text:text-input></text:span></text:p>
      <text:p text:style-name="P4"><text:span text:style-name="T2"><text:text-input text:description="">${state_l}</text:text-input></text:span><text:span text:style-name="T3">: </text:span><text:span text:style-name="T2"><text:text-input text:description="">${state}</text:text-input></text:span></text:p>
      <text:p text:style-name="P4"><text:span text:style-name="T5"><text:text-input text:description="">${zip_l}</text:text-input></text:span><text:span text:style-name="T3">: </text:span><text:span text:style-name="T5"><text:text-input text:description="">${zip}</text:text-input></text:span></text:p>
      <text:p text:style-name="P4"><text:span text:style-name="T2"><text:text-input text:description="">${country_l}</text:text-input></text:span><text:span text:style-name="T3">: </text:span><text:span text:style-name="T2"><text:text-input text:description="">${country}</text:text-input></text:span></text:p>
      <text:p text:style-name="P4"><text:span text:style-name="T2"><text:text-input text:description="">${comments_l}</text:text-input></text:span><text:span text:style-name="T3">: </text:span><text:span text:style-name="T2"><text:text-input text:description="">${comments}</text:text-input></text:span></text:p>
      <text:p text:style-name="P2"/>
      <text:p text:style-name="Heading"><text:text-input text:description="">${address_details_l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text-input text:description="">${origin_l}</text:text-input></text:p>
          </table:table-cell>
          <table:table-cell table:style-name="Table1.A1" office:value-type="string">
            <text:h text:style-name="Heading_20_3" text:outline-level="3"/>
          </table:table-cell>
        </table:table-row>
        <table:table-row>
          <table:table-cell office:value-type="string">
            <text:p text:style-name="Standard"><text:text-input text:description="">${o_address_1_l}</text:text-input></text:p>
          </table:table-cell>
          <table:table-cell office:value-type="string">
            <text:p text:style-name="P9"><text:text-input text:description="">${o_address_1}</text:text-input></text:p>
          </table:table-cell>
        </table:table-row>
        <table:table-row>
          <table:table-cell office:value-type="string">
            <text:p text:style-name="Standard"><text:text-input text:description="">${o_address_2_l}</text:text-input></text:p>
          </table:table-cell>
          <table:table-cell office:value-type="string">
            <text:p text:style-name="P9"><text:text-input text:description="">${o_address_2}</text:text-input></text:p>
          </table:table-cell>
        </table:table-row>
        <table:table-row>
          <table:table-cell office:value-type="string">
            <text:p text:style-name="Standard"><text:text-input text:description="">${o_city_l}</text:text-input></text:p>
          </table:table-cell>
          <table:table-cell office:value-type="string">
            <text:p text:style-name="P9"><text:text-input text:description="">${o_city}</text:text-input></text:p>
          </table:table-cell>
        </table:table-row>
        <table:table-row>
          <table:table-cell office:value-type="string">
            <text:p text:style-name="Standard"><text:text-input text:description="">${o_state_l}</text:text-input></text:p>
          </table:table-cell>
          <table:table-cell office:value-type="string">
            <text:p text:style-name="P9"><text:text-input text:description="">${o_state}</text:text-input></text:p>
          </table:table-cell>
        </table:table-row>
        <table:table-row>
          <table:table-cell office:value-type="string">
            <text:p text:style-name="Standard"><text:text-input text:description="">${o_zip_l}</text:text-input></text:p>
          </table:table-cell>
          <table:table-cell office:value-type="string">
            <text:p text:style-name="P9"><text:text-input text:description="">${o_zip}</text:text-input></text:p>
          </table:table-cell>
        </table:table-row>
        <table:table-row>
          <table:table-cell office:value-type="string">
            <text:p text:style-name="Standard"><text:text-input text:description="">${o_country_l}</text:text-input></text:p>
          </table:table-cell>
          <table:table-cell office:value-type="string">
            <text:p text:style-name="P9"><text:text-input text:description="">${o_country}</text:text-input></text:p>
          </table:table-cell>
        </table:table-row>
        <table:table-row>
          <table:table-cell office:value-type="string">
            <text:p text:style-name="Standard"><text:text-input text:description="">${o_comments_l}</text:text-input></text:p>
          </table:table-cell>
          <table:table-cell office:value-type="string">
            <text:p text:style-name="P9"><text:text-input text:description="">${o_comments}</text:text-input></text:p>
          </table:table-cell>
        </table:table-row>
        <table:table-row>
          <table:table-cell office:value-type="string">
            <text:p text:style-name="Standard"/>
          </table:table-cell>
          <table:table-cell office:value-type="string">
            <text:p text:style-name="P8"/>
          </table:table-cell>
        </table:table-row>
        <table:table-row>
          <table:table-cell table:style-name="Table1.A1" office:value-type="string">
            <text:p text:style-name="P7"><text:text-input text:description="">${destination_l}</text:text-input></text:p>
          </table:table-cell>
          <table:table-cell table:style-name="Table1.A1" office:value-type="string">
            <text:h text:style-name="Heading_20_3" text:outline-level="3"/>
          </table:table-cell>
        </table:table-row>
        <table:table-row table:style-name="Table1.11">
          <table:table-cell office:value-type="string">
            <text:p text:style-name="Standard"><text:text-input text:description="">${d_address_1_l}</text:text-input></text:p>
          </table:table-cell>
          <table:table-cell office:value-type="string">
            <text:p text:style-name="P9"><text:text-input text:description="">${d_address_1}</text:text-input></text:p>
          </table:table-cell>
        </table:table-row>
        <table:table-row table:style-name="Table1.11">
          <table:table-cell office:value-type="string">
            <text:p text:style-name="Standard"><text:text-input text:description="">${d_address_2_l}</text:text-input></text:p>
          </table:table-cell>
          <table:table-cell office:value-type="string">
            <text:p text:style-name="P9"><text:text-input text:description="">${d_address_2}</text:text-input></text:p>
          </table:table-cell>
        </table:table-row>
        <table:table-row table:style-name="Table1.11">
          <table:table-cell office:value-type="string">
            <text:p text:style-name="Standard"><text:text-input text:description="">${d_city_l}</text:text-input></text:p>
          </table:table-cell>
          <table:table-cell office:value-type="string">
            <text:p text:style-name="P9"><text:text-input text:description="">${d_city}</text:text-input></text:p>
          </table:table-cell>
        </table:table-row>
        <table:table-row table:style-name="Table1.11">
          <table:table-cell office:value-type="string">
            <text:p text:style-name="Standard"><text:text-input text:description="">${d_state_l}</text:text-input></text:p>
          </table:table-cell>
          <table:table-cell office:value-type="string">
            <text:p text:style-name="P9"><text:text-input text:description="">${d_state}</text:text-input></text:p>
          </table:table-cell>
        </table:table-row>
        <text:soft-page-break/>
        <table:table-row table:style-name="Table1.11">
          <table:table-cell office:value-type="string">
            <text:p text:style-name="P9"><text:text-input text:description="">${d_zip_l}</text:text-input></text:p>
          </table:table-cell>
          <table:table-cell office:value-type="string">
            <text:p text:style-name="P9"><text:text-input text:description="">${d_zip}</text:text-input></text:p>
          </table:table-cell>
        </table:table-row>
        <table:table-row table:style-name="Table1.11">
          <table:table-cell office:value-type="string">
            <text:p text:style-name="P9"><text:text-input text:description="">${d_country_l}</text:text-input></text:p>
          </table:table-cell>
          <table:table-cell office:value-type="string">
            <text:p text:style-name="P9"><text:text-input text:description="">${d_country}</text:text-input></text:p>
          </table:table-cell>
        </table:table-row>
        <table:table-row table:style-name="Table1.11">
          <table:table-cell office:value-type="string">
            <text:p text:style-name="P9"><text:text-input text:description="">${d_comments_l}</text:text-input></text:p>
          </table:table-cell>
          <table:table-cell office:value-type="string">
            <text:p text:style-name="P9"><text:text-input text:description="">${d_comments}</text:text-input></text:p>
          </table:table-cell>
        </table:table-row>
      </table:table>
      <text:p text:style-name="P9"/>
      <text:p text:style-name="Heading"><text:text-input text:description="">${survey_information_l}</text:text-input></text:p>
      <text:p text:style-name="P10"><text:text-input text:description="">${survey_total}</text:text-input></text:p>
      <text:p text:style-name="P6"/>
      <text:p text:style-name="P11"><text:text-input text:description="">${rooms_l}</text:text-input></text:p>
      <text:p text:style-name="P12"><text:span text:style-name="T6"><text:text-input text:description="">[#list rooms as room]</text:text-input></text:span><text:span text:style-name="T7"><text:text-input text:description="">${room.name}</text:text-input></text:span><text:span text:style-name="T7">: </text:span><text:span text:style-name="T2"><text:text-input text:description=""/></text:span><text:span text:style-name="T6"><text:text-input text:description="">${room.total}</text:text-input></text:span></text:p>
      <text:p text:style-name="P12"><text:span text:style-name="T9"><text:text-input text:description="">[/#list]</text:text-input></text:span></text:p>
      <text:p text:style-name="P11"><text:text-input text:description="">${items_l}</text:text-input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"><text:text-input text:description="">${item_l}</text:text-input></text:p>
          </table:table-cell>
          <table:table-cell table:style-name="Table2.A1" office:value-type="string">
            <text:p text:style-name="P9"><text:text-input text:description="">${item_quantity_l}</text:text-input></text:p>
          </table:table-cell>
          <table:table-cell table:style-name="Table2.A1" office:value-type="string">
            <text:p text:style-name="P9"><text:text-input text:description="">${item_value_l}</text:text-input></text:p>
          </table:table-cell>
          <table:table-cell table:style-name="Table2.D1" office:value-type="string">
            <text:p text:style-name="P9"><text:text-input text:description="">${item_comments_l}</text:text-input></text:p>
          </table:table-cell>
        </table:table-row>
        <table:table-row>
          <table:table-cell table:style-name="Table2.A2" office:value-type="string">
            <text:p text:style-name="P9"><text:text-input text:description="">${i.name}</text:text-input></text:p>
          </table:table-cell>
          <table:table-cell table:style-name="Table2.B2" office:value-type="string">
            <text:p text:style-name="P9"><text:text-input text:description="">${i.quantity}</text:text-input></text:p>
          </table:table-cell>
          <table:table-cell table:style-name="Table2.C2" office:value-type="string">
            <text:p text:style-name="P9"><text:text-input text:description="">${i.value}</text:text-input></text:p>
          </table:table-cell>
          <table:table-cell table:style-name="Table2.D2" office:value-type="string">
            <text:p text:style-name="P9"><text:text-input text:description="">${i.comments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0:12:09.487213000</meta:creation-date>
    <dc:date>2016-09-04T13:14:27.540079000</dc:date>
    <meta:editing-duration>PT8H41M11S</meta:editing-duration>
    <meta:editing-cycles>85</meta:editing-cycles>
    <meta:generator>LibreOffice/5.2.0.4$MacOSX_X86_64 LibreOffice_project/066b007f5ebcc236395c7d282ba488bca6720265</meta:generator>
    <meta:document-statistic meta:table-count="2" meta:image-count="0" meta:object-count="0" meta:page-count="2" meta:paragraph-count="58" meta:word-count="236" meta:character-count="1070" meta:non-whitespace-character-count="1054"/>
  </office:meta>
</office:document-meta>
</file>